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officeooo:rsid="007f8451" officeooo:paragraph-rsid="007f8451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963150" officeooo:paragraph-rsid="00963150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9a345a" officeooo:paragraph-rsid="00999304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9d831a" officeooo:paragraph-rsid="009d831a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91259e" officeooo:paragraph-rsid="0091259e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92fc6f" officeooo:paragraph-rsid="0092fc6f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text-properties officeooo:paragraph-rsid="00885e2e"/>
    </style:style>
    <style:style style:name="P8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7e8514" officeooo:paragraph-rsid="007e8514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e80ac" officeooo:paragraph-rsid="009e80ac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8242cd" officeooo:paragraph-rsid="008242cd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8f0361" officeooo:paragraph-rsid="008f0361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8f04fb" officeooo:paragraph-rsid="008f04fb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4d81a" officeooo:paragraph-rsid="0094d81a" style:font-size-asian="15pt" style:font-weight-asian="bold" style:font-size-complex="15pt" style:font-weight-complex="bold"/>
    </style:style>
    <style:style style:name="P14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63150" officeooo:paragraph-rsid="00963150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99304" officeooo:paragraph-rsid="009d831a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d831a" officeooo:paragraph-rsid="009d831a" style:font-size-asian="15pt" style:font-weight-asian="bold" style:font-size-complex="15pt" style:font-weight-complex="bold"/>
    </style:style>
    <style:style style:name="P17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a08944" officeooo:paragraph-rsid="00a08944" style:font-size-asian="15pt" style:font-weight-asian="bold" style:font-size-complex="15pt" style:font-weight-complex="bold"/>
    </style:style>
    <style:style style:name="P18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a5f214" officeooo:paragraph-rsid="00a5f214" style:font-size-asian="15pt" style:font-weight-asian="bold" style:font-size-complex="15pt" style:font-weight-complex="bold"/>
    </style:style>
    <style:style style:name="P19" style:family="paragraph" style:parent-style-name="Standard" style:list-style-name="L1">
      <style:text-properties fo:font-size="13pt" style:text-underline-style="none" fo:font-weight="normal" officeooo:rsid="007e8514" officeooo:paragraph-rsid="007e8514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1">
      <style:text-properties fo:font-size="13pt" style:text-underline-style="none" fo:font-weight="normal" officeooo:rsid="007f8451" officeooo:paragraph-rsid="007f8451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1">
      <style:text-properties fo:font-size="13pt" style:text-underline-style="none" fo:font-weight="normal" officeooo:rsid="008960d2" officeooo:paragraph-rsid="008960d2" style:font-size-asian="11.3500003814697pt" style:font-weight-asian="normal" style:font-size-complex="13pt" style:font-weight-complex="normal"/>
    </style:style>
    <style:style style:name="P22" style:family="paragraph" style:parent-style-name="Standard" style:list-style-name="L1">
      <style:text-properties fo:font-size="13pt" style:text-underline-style="none" fo:font-weight="normal" officeooo:rsid="007f8d01" officeooo:paragraph-rsid="007f8d01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1">
      <style:text-properties fo:font-size="13pt" style:text-underline-style="none" fo:font-weight="normal" officeooo:rsid="008078c0" officeooo:paragraph-rsid="008078c0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1">
      <style:text-properties fo:font-size="13pt" style:text-underline-style="none" fo:font-weight="normal" officeooo:rsid="00999304" officeooo:paragraph-rsid="00999304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style:text-underline-style="none" fo:font-weight="normal" officeooo:rsid="00999304" officeooo:paragraph-rsid="009d831a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1">
      <style:text-properties fo:font-size="13pt" style:text-underline-style="none" fo:font-weight="normal" officeooo:rsid="00a5f214" officeooo:paragraph-rsid="00a5f214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1">
      <style:text-properties fo:font-size="13pt" style:text-underline-style="none" fo:font-weight="normal" officeooo:rsid="0094d81a" officeooo:paragraph-rsid="0094d81a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1">
      <style:text-properties fo:font-size="13pt" style:text-underline-style="none" fo:font-weight="normal" officeooo:rsid="00963150" officeooo:paragraph-rsid="00963150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1">
      <style:text-properties fo:font-size="13pt" style:text-underline-style="none" fo:font-weight="normal" officeooo:rsid="0097f77e" officeooo:paragraph-rsid="0097f77e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1">
      <style:text-properties fo:font-size="13pt" style:text-underline-style="none" fo:font-weight="normal" officeooo:rsid="009d831a" officeooo:paragraph-rsid="009d831a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1">
      <style:text-properties fo:font-size="13pt" style:text-underline-style="none" fo:font-weight="normal" officeooo:rsid="009a345a" officeooo:paragraph-rsid="009d831a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1">
      <style:text-properties fo:font-size="13pt" style:text-underline-style="none" fo:font-weight="normal" officeooo:rsid="00a08944" officeooo:paragraph-rsid="00a08944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1">
      <style:text-properties fo:font-size="13pt" style:text-underline-style="none" fo:font-weight="normal" officeooo:rsid="00a27df8" officeooo:paragraph-rsid="00a27df8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1">
      <style:text-properties fo:font-size="13pt" style:text-underline-style="none" fo:font-weight="normal" officeooo:rsid="00a35045" officeooo:paragraph-rsid="00a35045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1">
      <style:text-properties fo:font-size="13pt" style:text-underline-style="none" fo:font-weight="normal" officeooo:rsid="00a7109b" officeooo:paragraph-rsid="00a7109b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1">
      <style:text-properties fo:font-size="13pt" style:text-underline-style="none" fo:font-weight="normal" officeooo:rsid="00a90164" officeooo:paragraph-rsid="00a90164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1">
      <style:text-properties fo:font-size="13pt" style:text-underline-style="none" fo:font-weight="normal" officeooo:rsid="00a951cf" officeooo:paragraph-rsid="00a951cf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1">
      <style:text-properties fo:font-size="13pt" style:text-underline-style="none" fo:font-weight="normal" officeooo:rsid="00ab6fa6" officeooo:paragraph-rsid="00aa41f5" style:font-size-asian="11.3500003814697pt" style:font-weight-asian="normal" style:font-size-complex="13pt" style:font-weight-complex="normal"/>
    </style:style>
    <style:style style:name="P39" style:family="paragraph" style:parent-style-name="Standard" style:list-style-name="L1">
      <style:text-properties fo:font-size="13pt" style:text-underline-style="none" fo:font-weight="normal" officeooo:rsid="00b516a3" officeooo:paragraph-rsid="00b516a3" style:font-size-asian="11.3500003814697pt" style:font-weight-asian="normal" style:font-size-complex="13pt" style:font-weight-complex="normal"/>
    </style:style>
    <style:style style:name="P40" style:family="paragraph" style:parent-style-name="Standard" style:list-style-name="L1">
      <style:text-properties fo:font-size="13pt" style:text-underline-style="none" fo:font-weight="normal" officeooo:rsid="00b6cd95" officeooo:paragraph-rsid="00b6cd95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1">
      <style:text-properties fo:font-size="13pt" style:text-underline-style="none" fo:font-weight="bold" officeooo:rsid="0094d81a" officeooo:paragraph-rsid="0094d81a" style:font-size-asian="11.3500003814697pt" style:font-weight-asian="bold" style:font-size-complex="13pt" style:font-weight-complex="bold"/>
    </style:style>
    <style:style style:name="P42" style:family="paragraph" style:parent-style-name="Standard" style:list-style-name="L1">
      <style:text-properties fo:font-size="13pt" officeooo:rsid="007e8514" officeooo:paragraph-rsid="007e8514" style:font-size-asian="11.3500003814697pt" style:font-size-complex="13pt"/>
    </style:style>
    <style:style style:name="P43" style:family="paragraph" style:parent-style-name="Standard" style:list-style-name="L1">
      <style:text-properties fo:font-size="13pt" officeooo:rsid="00a408ef" officeooo:paragraph-rsid="00a408ef" style:font-size-asian="11.3500003814697pt" style:font-size-complex="13pt"/>
    </style:style>
    <style:style style:name="P44" style:family="paragraph" style:parent-style-name="Standard" style:list-style-name="L1">
      <style:text-properties fo:font-size="13pt" officeooo:rsid="007f8d01" officeooo:paragraph-rsid="007f8d01" style:font-size-asian="11.3500003814697pt" style:font-size-complex="13pt"/>
    </style:style>
    <style:style style:name="P45" style:family="paragraph" style:parent-style-name="Standard" style:list-style-name="L1">
      <style:text-properties fo:font-size="13pt" officeooo:rsid="008078c0" officeooo:paragraph-rsid="008078c0" style:font-size-asian="11.3500003814697pt" style:font-size-complex="13pt"/>
    </style:style>
    <style:style style:name="P46" style:family="paragraph" style:parent-style-name="Standard" style:list-style-name="L1">
      <style:text-properties fo:font-size="13pt" officeooo:rsid="009ade2b" officeooo:paragraph-rsid="009ade2b" style:font-size-asian="11.3500003814697pt" style:font-size-complex="13pt"/>
    </style:style>
    <style:style style:name="P47" style:family="paragraph" style:parent-style-name="Standard" style:list-style-name="L1">
      <style:text-properties fo:font-size="13pt" officeooo:rsid="009b7567" officeooo:paragraph-rsid="009b7567" style:font-size-asian="11.3500003814697pt" style:font-size-complex="13pt"/>
    </style:style>
    <style:style style:name="P48" style:family="paragraph" style:parent-style-name="Standard" style:list-style-name="L1">
      <style:text-properties fo:font-size="13pt" officeooo:rsid="009e80ac" officeooo:paragraph-rsid="009e80ac" style:font-size-asian="11.3500003814697pt" style:font-size-complex="13pt"/>
    </style:style>
    <style:style style:name="P49" style:family="paragraph" style:parent-style-name="Standard" style:list-style-name="L1">
      <style:text-properties fo:font-size="13pt" officeooo:rsid="00a05bbe" officeooo:paragraph-rsid="00a05bbe" style:font-size-asian="11.3500003814697pt" style:font-size-complex="13pt"/>
    </style:style>
    <style:style style:name="P50" style:family="paragraph" style:parent-style-name="Standard" style:list-style-name="L1">
      <style:text-properties fo:font-size="13pt" officeooo:rsid="008242cd" officeooo:paragraph-rsid="008242cd" style:font-size-asian="11.3500003814697pt" style:font-size-complex="13pt"/>
    </style:style>
    <style:style style:name="P51" style:family="paragraph" style:parent-style-name="Standard" style:list-style-name="L1">
      <style:text-properties fo:font-size="13pt" officeooo:rsid="008242cd" officeooo:paragraph-rsid="0086c2cc" style:font-size-asian="11.3500003814697pt" style:font-size-complex="13pt"/>
    </style:style>
    <style:style style:name="P52" style:family="paragraph" style:parent-style-name="Standard" style:list-style-name="L1">
      <style:text-properties fo:font-size="13pt" officeooo:rsid="00842672" officeooo:paragraph-rsid="00842672" style:font-size-asian="11.3500003814697pt" style:font-size-complex="13pt"/>
    </style:style>
    <style:style style:name="P53" style:family="paragraph" style:parent-style-name="Standard" style:list-style-name="L1">
      <style:text-properties fo:font-size="13pt" officeooo:rsid="00a43068" officeooo:paragraph-rsid="00a43068" style:font-size-asian="11.3500003814697pt" style:font-size-complex="13pt"/>
    </style:style>
    <style:style style:name="P54" style:family="paragraph" style:parent-style-name="Standard" style:list-style-name="L1">
      <style:text-properties fo:font-size="13pt" fo:font-weight="normal" officeooo:rsid="00a05bbe" officeooo:paragraph-rsid="00a05bbe" style:font-size-asian="11.3500003814697pt" style:font-weight-asian="normal" style:font-size-complex="13pt" style:font-weight-complex="normal"/>
    </style:style>
    <style:style style:name="P55" style:family="paragraph" style:parent-style-name="Standard" style:list-style-name="L1">
      <style:text-properties fo:font-size="13pt" fo:font-weight="normal" officeooo:rsid="008d58a9" officeooo:paragraph-rsid="008d58a9" style:font-size-asian="11.3500003814697pt" style:font-weight-asian="normal" style:font-size-complex="13pt" style:font-weight-complex="normal"/>
    </style:style>
    <style:style style:name="P56" style:family="paragraph" style:parent-style-name="Standard" style:list-style-name="L1">
      <style:text-properties fo:font-size="13pt" fo:font-weight="normal" officeooo:rsid="0085b9d4" officeooo:paragraph-rsid="0085b9d4" style:font-size-asian="11.3500003814697pt" style:font-weight-asian="normal" style:font-size-complex="13pt" style:font-weight-complex="normal"/>
    </style:style>
    <style:style style:name="P57" style:family="paragraph" style:parent-style-name="Standard" style:list-style-name="L1">
      <style:text-properties fo:font-size="13pt" fo:font-weight="normal" officeooo:rsid="00b06920" officeooo:paragraph-rsid="00b06920" style:font-size-asian="11.3500003814697pt" style:font-weight-asian="normal" style:font-size-complex="13pt" style:font-weight-complex="normal"/>
    </style:style>
    <style:style style:name="P58" style:family="paragraph" style:parent-style-name="Standard" style:list-style-name="L1">
      <style:text-properties fo:font-size="13pt" fo:font-weight="normal" officeooo:rsid="00b0dd02" officeooo:paragraph-rsid="00b0dd02" style:font-size-asian="11.3500003814697pt" style:font-weight-asian="normal" style:font-size-complex="13pt" style:font-weight-complex="normal"/>
    </style:style>
    <style:style style:name="P59" style:family="paragraph" style:parent-style-name="Standard" style:list-style-name="L1">
      <style:text-properties fo:font-size="13pt" fo:font-weight="normal" officeooo:rsid="00a43068" officeooo:paragraph-rsid="00a43068" style:font-size-asian="11.3500003814697pt" style:font-weight-asian="normal" style:font-size-complex="13pt" style:font-weight-complex="normal"/>
    </style:style>
    <style:style style:name="P60" style:family="paragraph" style:parent-style-name="Standard" style:list-style-name="L1">
      <style:text-properties fo:font-size="13pt" fo:font-weight="normal" officeooo:rsid="00b03e26" officeooo:paragraph-rsid="00b03e26" style:font-size-asian="11.3500003814697pt" style:font-weight-asian="normal" style:font-size-complex="13pt" style:font-weight-complex="normal"/>
    </style:style>
    <style:style style:name="P61" style:family="paragraph" style:parent-style-name="Standard" style:list-style-name="L1">
      <style:text-properties fo:font-size="13pt" fo:font-weight="normal" officeooo:rsid="00ad9407" officeooo:paragraph-rsid="00ad9407" style:font-size-asian="11.3500003814697pt" style:font-weight-asian="normal" style:font-size-complex="13pt" style:font-weight-complex="normal"/>
    </style:style>
    <style:style style:name="P62" style:family="paragraph" style:parent-style-name="Standard" style:list-style-name="L1">
      <style:text-properties fo:font-size="13pt" fo:font-weight="normal" officeooo:rsid="00af7d01" officeooo:paragraph-rsid="00af7d01" style:font-size-asian="11.3500003814697pt" style:font-weight-asian="normal" style:font-size-complex="13pt" style:font-weight-complex="normal"/>
    </style:style>
    <style:style style:name="P63" style:family="paragraph" style:parent-style-name="Standard" style:list-style-name="L1">
      <style:text-properties fo:font-size="13pt" fo:font-weight="normal" officeooo:rsid="008bcc5b" officeooo:paragraph-rsid="008bcc5b" style:font-size-asian="11.3500003814697pt" style:font-weight-asian="normal" style:font-size-complex="13pt" style:font-weight-complex="normal"/>
    </style:style>
    <style:style style:name="P64" style:family="paragraph" style:parent-style-name="Standard" style:list-style-name="L1">
      <style:text-properties fo:font-size="13pt" fo:font-weight="normal" officeooo:rsid="008f0361" officeooo:paragraph-rsid="008f0361" style:font-size-asian="11.3500003814697pt" style:font-weight-asian="normal" style:font-size-complex="13pt" style:font-weight-complex="normal"/>
    </style:style>
    <style:style style:name="P65" style:family="paragraph" style:parent-style-name="Standard" style:list-style-name="L1">
      <style:text-properties fo:font-size="13pt" fo:font-weight="normal" officeooo:rsid="008f04fb" officeooo:paragraph-rsid="008f04fb" style:font-size-asian="11.3500003814697pt" style:font-weight-asian="normal" style:font-size-complex="13pt" style:font-weight-complex="normal"/>
    </style:style>
    <style:style style:name="P66" style:family="paragraph" style:parent-style-name="Standard" style:list-style-name="L1">
      <style:text-properties fo:font-size="13pt" fo:font-weight="normal" officeooo:rsid="00908111" officeooo:paragraph-rsid="00908111" style:font-size-asian="11.3500003814697pt" style:font-weight-asian="normal" style:font-size-complex="13pt" style:font-weight-complex="normal"/>
    </style:style>
    <style:style style:name="P67" style:family="paragraph" style:parent-style-name="Standard" style:list-style-name="L1">
      <style:text-properties fo:font-size="13pt" fo:font-weight="normal" officeooo:rsid="0091259e" officeooo:paragraph-rsid="0091259e" style:font-size-asian="11.3500003814697pt" style:font-weight-asian="normal" style:font-size-complex="13pt" style:font-weight-complex="normal"/>
    </style:style>
    <style:style style:name="P68" style:family="paragraph" style:parent-style-name="Standard" style:list-style-name="L1">
      <style:text-properties fo:font-size="13pt" fo:font-weight="normal" officeooo:rsid="00a408ef" officeooo:paragraph-rsid="00a408ef" style:font-size-asian="11.3500003814697pt" style:font-weight-asian="normal" style:font-size-complex="13pt" style:font-weight-complex="normal"/>
    </style:style>
    <style:style style:name="P69" style:family="paragraph" style:parent-style-name="Standard" style:list-style-name="L1">
      <style:text-properties fo:font-size="13pt" fo:font-weight="normal" officeooo:rsid="00913248" officeooo:paragraph-rsid="00913248" style:font-size-asian="11.3500003814697pt" style:font-weight-asian="normal" style:font-size-complex="13pt" style:font-weight-complex="normal"/>
    </style:style>
    <style:style style:name="P70" style:family="paragraph" style:parent-style-name="Standard" style:list-style-name="L1">
      <style:text-properties fo:font-size="13pt" fo:font-weight="normal" officeooo:rsid="00914da4" officeooo:paragraph-rsid="00914da4" style:font-size-asian="11.3500003814697pt" style:font-weight-asian="normal" style:font-size-complex="13pt" style:font-weight-complex="normal"/>
    </style:style>
    <style:style style:name="P71" style:family="paragraph" style:parent-style-name="Standard" style:list-style-name="L1">
      <style:text-properties fo:font-size="13pt" fo:font-weight="bold" officeooo:rsid="00842672" officeooo:paragraph-rsid="00842672" style:font-size-asian="11.3500003814697pt" style:font-weight-asian="bold" style:font-size-complex="13pt" style:font-weight-complex="bold"/>
    </style:style>
    <style:style style:name="P72" style:family="paragraph" style:parent-style-name="Standard" style:list-style-name="L1">
      <style:text-properties fo:font-size="13pt" fo:font-weight="bold" officeooo:rsid="0085b9d4" officeooo:paragraph-rsid="0085b9d4" style:font-size-asian="11.3500003814697pt" style:font-weight-asian="bold" style:font-size-complex="13pt" style:font-weight-complex="bold"/>
    </style:style>
    <style:style style:name="P73" style:family="paragraph" style:parent-style-name="Standard" style:list-style-name="L1">
      <style:text-properties officeooo:rsid="00885e2e" officeooo:paragraph-rsid="00885e2e"/>
    </style:style>
    <style:style style:name="P74" style:family="paragraph" style:parent-style-name="Standard" style:list-style-name="L1">
      <style:text-properties officeooo:rsid="008bcc5b" officeooo:paragraph-rsid="008bcc5b"/>
    </style:style>
    <style:style style:name="P75" style:family="paragraph" style:parent-style-name="Standard" style:list-style-name="L1">
      <style:text-properties officeooo:rsid="008d58a9" officeooo:paragraph-rsid="008d58a9"/>
    </style:style>
    <style:style style:name="P76" style:family="paragraph" style:parent-style-name="Standard" style:list-style-name="L1">
      <style:text-properties officeooo:rsid="008f04fb" officeooo:paragraph-rsid="008f04fb"/>
    </style:style>
    <style:style style:name="P77" style:family="paragraph" style:parent-style-name="Standard" style:list-style-name="L1">
      <style:text-properties officeooo:rsid="0091259e" officeooo:paragraph-rsid="0091259e"/>
    </style:style>
    <style:style style:name="P78" style:family="paragraph" style:parent-style-name="Standard" style:list-style-name="L1">
      <style:text-properties officeooo:rsid="00908111" officeooo:paragraph-rsid="00908111"/>
    </style:style>
    <style:style style:name="P79" style:family="paragraph" style:parent-style-name="Standard" style:list-style-name="L1">
      <style:text-properties officeooo:rsid="00913248" officeooo:paragraph-rsid="00913248"/>
    </style:style>
    <style:style style:name="P80" style:family="paragraph" style:parent-style-name="Standard" style:list-style-name="L1">
      <style:text-properties officeooo:rsid="00914da4" officeooo:paragraph-rsid="00914da4"/>
    </style:style>
    <style:style style:name="P81" style:family="paragraph" style:parent-style-name="Standard" style:list-style-name="L1">
      <style:text-properties officeooo:rsid="0092fc6f" officeooo:paragraph-rsid="0092fc6f"/>
    </style:style>
    <style:style style:name="P82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999304" officeooo:paragraph-rsid="009d831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8451" style:font-weight-asian="bold" style:font-weight-complex="bold"/>
    </style:style>
    <style:style style:name="T3" style:family="text">
      <style:text-properties fo:font-weight="bold" officeooo:rsid="0086c2cc" style:font-weight-asian="bold" style:font-weight-complex="bold"/>
    </style:style>
    <style:style style:name="T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885e2e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b516a3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885e2e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officeooo:rsid="00b516a3" style:font-size-asian="11.3500003814697pt" style:font-weight-asian="bold" style:font-size-complex="13pt" style:font-weight-complex="bold"/>
    </style:style>
    <style:style style:name="T10" style:family="text">
      <style:text-properties fo:font-size="13pt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11" style:family="text">
      <style:text-properties officeooo:rsid="007f8451"/>
    </style:style>
    <style:style style:name="T12" style:family="text">
      <style:text-properties officeooo:rsid="00842672"/>
    </style:style>
    <style:style style:name="T13" style:family="text">
      <style:text-properties officeooo:rsid="0086c2cc"/>
    </style:style>
    <style:style style:name="T1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08484983" text:style-name="L1">
        <text:list-header>
          <text:p text:style-name="P8">Commandline</text:p>
        </text:list-header>
        <text:list-item>
          <text:p text:style-name="P19">Use <text:span text:style-name="T1">semicolen</text:span> at the end of the command in command line, if you dont want output to be printed.</text:p>
        </text:list-item>
        <text:list-item>
          <text:p text:style-name="P19"><text:span text:style-name="T1">ctrl+</text:span>l – to clear the terminal of julia</text:p>
        </text:list-item>
        <text:list-item>
          <text:p text:style-name="P19"><text:span text:style-name="T1">?</text:span> to change it into help mode.</text:p>
        </text:list-item>
        <text:list-item>
          <text:p text:style-name="P19"><text:span text:style-name="T1">]</text:span> to change into th package mode to install packages. <text:span text:style-name="T2">Backspace</text:span><text:span text:style-name="T11"> – return to the julia</text:span></text:p>
        </text:list-item>
        <text:list-item>
          <text:p text:style-name="P20">letter or letters (then tap <text:span text:style-name="T1">2</text:span> times <text:span text:style-name="T1">tab</text:span>) will give all the fuctions starts with the letter or letters you typed</text:p>
        </text:list-item>
        <text:list-item>
          <text:p text:style-name="P21">using Pkg</text:p>
          <text:p text:style-name="P21">Pkg.add(“packageName”) – to add or install the package.</text:p>
        </text:list-item>
      </text:list>
      <text:p text:style-name="P1"/>
      <text:list xml:id="list233230669855194" text:continue-numbering="true" text:style-name="L1">
        <text:list-item>
          <text:p text:style-name="P22">print – to print and <text:span text:style-name="T1">println</text:span> – to print in new line. After printing the content it will create a new line</text:p>
        </text:list-item>
        <text:list-item>
          <text:p text:style-name="P23">typeof(var) – to get the type of a variable.</text:p>
        </text:list-item>
        <text:list-item>
          <text:p text:style-name="P23"><text:span text:style-name="T1">#</text:span> <text:span text:style-name="T1">comment</text:span> </text:p>
        </text:list-item>
        <text:list-item>
          <text:p text:style-name="P24">no space btw function and starting of bracket.</text:p>
        </text:list-item>
        <text:list-item>
          <text:p text:style-name="P26">Var = “url_to_download”</text:p>
          <text:p text:style-name="P26"><text:span text:style-name="T1">download</text:span>(var, “filename”)</text:p>
        </text:list-item>
        <text:list-item>
          <text:p text:style-name="P26"/>
          <text:p text:style-name="P8">String</text:p>
          <text:list>
            <text:list-item>
              <text:p text:style-name="P42">use <text:span text:style-name="T1">double quotation</text:span> to type string.</text:p>
            </text:list-item>
            <text:list-item>
              <text:p text:style-name="P43">Single quotation mark is used for single character.</text:p>
            </text:list-item>
            <text:list-item>
              <text:p text:style-name="P44"><text:span text:style-name="T1">string</text:span>(str1,str2,..) - to <text:span text:style-name="T1">concatenate</text:span> strings </text:p>
            </text:list-item>
            <text:list-item>
              <text:p text:style-name="P45">str1 <text:span text:style-name="T1">*</text:span> str 2 – star operator is also used to <text:span text:style-name="T1">concatenate</text:span> the strings.</text:p>
            </text:list-item>
            <text:list-item>
              <text:p text:style-name="P46"><text:span text:style-name="T1">$var</text:span> is used to pass var into a string.</text:p>
            </text:list-item>
            <text:list-item>
              <text:p text:style-name="P47"><text:span text:style-name="T1">length</text:span>(var) – </text:p>
            </text:list-item>
            <text:list-item>
              <text:p text:style-name="P47"><text:span text:style-name="T1">lastindex</text:span>(var) – gives the last index of the string, same as length but less weight.</text:p>
            </text:list-item>
            <text:list-item>
              <text:p text:style-name="P47"><text:span text:style-name="T1">isascii</text:span>(var) – to check whether a string contains a unicode character.</text:p>
            </text:list-item>
            <text:list-item>
              <text:p text:style-name="P47"><text:span text:style-name="T1">split</text:span>(var) – split by a space.</text:p>
              <text:list>
                <text:list-item>
                  <text:p text:style-name="P47">split(var, “pattern”) – to split at a pattern</text:p>
                </text:list-item>
              </text:list>
            </text:list-item>
            <text:list-item>
              <text:p text:style-name="P47"><text:span text:style-name="T1">parse</text:span>(Int64, “number”) – to convert a string number to a integer</text:p>
              <text:list>
                <text:list-item>
                  <text:p text:style-name="P47">Float64 to convert into a float number</text:p>
                </text:list-item>
              </text:list>
            </text:list-item>
            <text:list-item>
              <text:p text:style-name="P47"><text:s/><text:span text:style-name="T1">in</text:span> (“search”, var) – check whether something present or not, return true or false</text:p>
            </text:list-item>
            <text:list-item>
              <text:p text:style-name="P47"><text:span text:style-name="T1">occursin</text:span>(“pattern”,var) – returns true of false, wrt the pattern occures or not</text:p>
            </text:list-item>
            <text:list-item>
              <text:p text:style-name="P47"><text:span text:style-name="T1">findfirst</text:span>(“pattern”,var) – to get the first index of the pattern</text:p>
            </text:list-item>
            <text:list-item>
              <text:p text:style-name="P47"><text:span text:style-name="T1">replace</text:span>(var,”old”, “new”) – to make this permenant we have to store it.</text:p>
              <text:p text:style-name="P48"/>
            </text:list-item>
          </text:list>
        </text:list-item>
        <text:list-item>
          <text:p text:style-name="P9">Formatting Numbers and strings</text:p>
          <text:list>
            <text:list-item>
              <text:list>
                <text:list-item>
                  <text:p text:style-name="P48">using <text:span text:style-name="T1">Printf</text:span></text:p>
                  <text:p text:style-name="P49"><text:span text:style-name="T1">@printf(</text:span><text:span text:style-name="T15">“content %s), var)</text:span></text:p>
                </text:list-item>
                <text:list-item>
                  <text:p text:style-name="P54">@printf(“%.2f”,var) – to round to 2 value after decimal</text:p>
                </text:list-item>
              </text:list>
            </text:list-item>
          </text:list>
        </text:list-item>
        <text:list-item>
          <text:p text:style-name="P48"/>
          <text:p text:style-name="P50"/>
        </text:list-item>
        <text:list-item>
          <text:p text:style-name="P10">List</text:p>
          <text:list>
            <text:list-item>
              <text:p text:style-name="P51">var = [] - we can add multiple types in a single array , <text:span text:style-name="T13">with comma seperation the array became column array</text:span></text:p>
              <text:list>
                <text:list-item>
                  <text:list>
                    <text:list-item>
                      <text:p text:style-name="P51"><text:span text:style-name="T13">without comma seperation the array became </text:span><text:span text:style-name="T3">vector array</text:span><text:span text:style-name="T13">, single row array</text:span></text:p>
                    </text:list-item>
                  </text:list>
                </text:list-item>
                <text:list-item>
                  <text:p text:style-name="P50">if an item is float, the entire array type <text:span text:style-name="T12">and element type </text:span>changes to float</text:p>
                </text:list-item>
                <text:list-item>
                  <text:p text:style-name="P52"><text:soft-page-break/>if an string is added, the array type changes to <text:span text:style-name="T1">Any</text:span>, but element type remains same.</text:p>
                </text:list-item>
              </text:list>
            </text:list-item>
            <text:list-item>
              <text:p text:style-name="P43"><text:span text:style-name="T1">push!</text:span>(var, element) – to add an ele <text:s/>ment</text:p>
            </text:list-item>
            <text:list-item>
              <text:p text:style-name="P43"><text:span text:style-name="T1">pop!</text:span>(var) – remove an element</text:p>
            </text:list-item>
            <text:list-item>
              <text:p text:style-name="P53">var =[[element],[element]] – to make array of array, </text:p>
              <text:list>
                <text:list-item>
                  <text:p text:style-name="P53">elements are comma seperated</text:p>
                </text:list-item>
                <text:list-item>
                  <text:p text:style-name="P53">no need to have equal elements.</text:p>
                </text:list-item>
              </text:list>
            </text:list-item>
            <text:list-item>
              <text:p text:style-name="P71">Indexing starts from one.</text:p>
              <text:list>
                <text:list-item>
                  <text:p text:style-name="P55">var[<text:span text:style-name="T1">end</text:span>] – to get the end element of an array.</text:p>
                  <text:list>
                    <text:list-item>
                      <text:p text:style-name="P55">var[<text:span text:style-name="T1">end-1</text:span>] and goes on. </text:p>
                    </text:list-item>
                    <text:list-item>
                      <text:p text:style-name="P55"><text:span text:style-name="T1">var[[a,b,c,..]]</text:span> – to <text:span text:style-name="T1">slice</text:span> the element at a,b and c. </text:p>
                    </text:list-item>
                  </text:list>
                </text:list-item>
              </text:list>
            </text:list-item>
            <text:list-item>
              <text:p text:style-name="P56">We can use inbuid functions like print etc inside the array.</text:p>
            </text:list-item>
            <text:list-item>
              <text:p text:style-name="P56">To create a perticular type array - <text:tab/>var = type[] , type maybe Int64 or Float64 etc</text:p>
            </text:list-item>
            <text:list-item>
              <text:p text:style-name="P72">2d array </text:p>
              <text:list>
                <text:list-item>
                  <text:p text:style-name="P56">var = [1d content<text:span text:style-name="T1">;</text:span> 2d content] <text:s/>- <text:span text:style-name="T13">comma seperation btw elements gives erros. And both the row shoud contains equal number of elements.</text:span></text:p>
                </text:list-item>
                <text:list-item>
                  <text:p text:style-name="P57">var<text:span text:style-name="T1">^</text:span>2 = matrix multiplied</text:p>
                </text:list-item>
                <text:list-item>
                  <text:p text:style-name="P57">var<text:span text:style-name="T1">.^</text:span>2 = for square of each element in the matrix</text:p>
                </text:list-item>
                <text:list-item>
                  <text:p text:style-name="P58">[matrix1 matrix2] – to horizontally concatenate</text:p>
                </text:list-item>
                <text:list-item>
                  <text:p text:style-name="P58">[matrix1 ; matrix2] – to vertically concatenate</text:p>
                </text:list-item>
              </text:list>
            </text:list-item>
            <text:list-item>
              <text:p text:style-name="P7"><text:span text:style-name="T5">Var = </text:span><text:span text:style-name="T8">rand(n)</text:span><text:span text:style-name="T5"> – will generate n number of random values between </text:span><text:span text:style-name="T8">0 and 1</text:span><text:span text:style-name="T5">.</text:span></text:p>
              <text:list>
                <text:list-item>
                  <text:p text:style-name="P73"><text:span text:style-name="T4">var = </text:span><text:span text:style-name="T7">rand(row,col) – </text:span><text:span text:style-name="T6">metrix with element <text:s/>btw 0 and 1</text:span></text:p>
                </text:list-item>
                <text:list-item>
                  <text:p text:style-name="P59">var = rand(row,col,num) – for 3d array</text:p>
                </text:list-item>
                <text:list-item>
                  <text:p text:style-name="P60"><text:span text:style-name="T1">rand</text:span>(start<text:span text:style-name="T1">:</text:span>end, row, col)</text:p>
                </text:list-item>
              </text:list>
            </text:list-item>
            <text:list-item>
              <text:p text:style-name="P61"><text:span text:style-name="T1">fill</text:span>(element, row,col) – this will create an matrix with that element.</text:p>
              <text:list>
                <text:list-item>
                  <text:p text:style-name="P62">In place of element we can use number, string, images etc</text:p>
                </text:list-item>
              </text:list>
            </text:list-item>
            <text:list-item>
              <text:p text:style-name="P74"><text:span text:style-name="T7">collect(start:end)</text:span><text:span text:style-name="T4"> – to print the number from start to end, including both the start and end. Like range in python. </text:span></text:p>
              <text:list>
                <text:list-item>
                  <text:p text:style-name="P63">By default increment is one.</text:p>
                </text:list-item>
                <text:list-item>
                  <text:p text:style-name="P63">We can also use float number for both start and end.</text:p>
                </text:list-item>
                <text:list-item>
                  <text:p text:style-name="P74"><text:span text:style-name="T4">collect(start:</text:span><text:span text:style-name="T7">increment</text:span><text:span text:style-name="T4">:end) – to make custom increment</text:span></text:p>
                </text:list-item>
                <text:list-item>
                  <text:p text:style-name="P75"><text:span text:style-name="T4">to </text:span><text:span text:style-name="T7">reverse</text:span><text:span text:style-name="T4"> – use negative increment.</text:span></text:p>
                  <text:p text:style-name="P55"/>
                </text:list-item>
              </text:list>
            </text:list-item>
          </text:list>
        </text:list-item>
        <text:list-item>
          <text:p text:style-name="P11">Tuple</text:p>
          <text:list>
            <text:list-item>
              <text:p text:style-name="P64">var = ((elements comma seperate),(elements comma seperate)) – 2d tuple</text:p>
            </text:list-item>
            <text:list-item>
              <text:p text:style-name="P76"><text:span text:style-name="T7">variable = (var1 = (tuple1), var2=(tuple2),..) </text:span><text:span text:style-name="T4">- named tuple</text:span></text:p>
              <text:list>
                <text:list-item>
                  <text:p text:style-name="P65">variable.var1 – to get the tuple1.</text:p>
                </text:list-item>
              </text:list>
            </text:list-item>
            <text:list-item>
              <text:p text:style-name="P76"><text:span text:style-name="T7">merge</text:span><text:span text:style-name="T4">(tuple1,tuple2) – to merge tuples.</text:span></text:p>
              <text:p text:style-name="P65"/>
            </text:list-item>
          </text:list>
        </text:list-item>
        <text:list-item>
          <text:p text:style-name="P12">Dictionary</text:p>
          <text:list>
            <text:list-item>
              <text:p text:style-name="P76"><text:span text:style-name="T4">var = </text:span><text:span text:style-name="T7">Dict(</text:span><text:span text:style-name="T4">“key” =&gt; value, ..</text:span><text:span text:style-name="T7">)</text:span></text:p>
              <text:list>
                <text:list-item>
                  <text:p text:style-name="P66">var[“key”] – to get the value.</text:p>
                </text:list-item>
                <text:list-item>
                  <text:p text:style-name="P77"><text:span text:style-name="T7">haskey</text:span><text:span text:style-name="T4">(var, “key”) – return ture or false, wrt the key present in the dictionary.</text:span></text:p>
                </text:list-item>
                <text:list-item>
                  <text:p text:style-name="P67"><text:span text:style-name="T1">delete!</text:span>(var, ”key”) – to delete the key.</text:p>
                </text:list-item>
                <text:list-item>
                  <text:p text:style-name="P68"><text:span text:style-name="T1">pop!</text:span>(var, “key”)</text:p>
                </text:list-item>
              </text:list>
              <text:p text:style-name="P78"><text:span text:style-name="T4">var = Dict(</text:span><text:span text:style-name="T7">:</text:span><text:span text:style-name="T4">key1 =&gt; value, :key2 =&gt;value,..) - to avoid using qutation, use collen.</text:span></text:p>
              <text:list text:continue-numbering="true">
                <text:list-item>
                  <text:p text:style-name="P78"><text:span text:style-name="T4">var[</text:span><text:span text:style-name="T7">:</text:span><text:span text:style-name="T4">key1] – to get the value.</text:span></text:p>
                </text:list-item>
                <text:list-item>
                  <text:p text:style-name="P77"><text:span text:style-name="T4">haskey(var, </text:span><text:span text:style-name="T7">:</text:span><text:span text:style-name="T4">key) – return ture or false, wrt the key present in the dictionary</text:span></text:p>
                </text:list-item>
                <text:list-item>
                  <text:p text:style-name="P67">delete!(var, :key) – to delete the key.</text:p>
                </text:list-item>
              </text:list>
            </text:list-item>
            <text:list-item>
              <text:p text:style-name="P77"><text:soft-page-break/><text:span text:style-name="T7">keys</text:span><text:span text:style-name="T4">(var) – to get all the keys.</text:span></text:p>
            </text:list-item>
            <text:list-item>
              <text:p text:style-name="P77"><text:span text:style-name="T7">values</text:span><text:span text:style-name="T4">(var) – to get all the values.</text:span></text:p>
            </text:list-item>
            <text:list-item>
              <text:p text:style-name="P77"><text:span text:style-name="T7">merge</text:span><text:span text:style-name="T4">(dict1, dict2)</text:span></text:p>
            </text:list-item>
          </text:list>
        </text:list-item>
      </text:list>
      <text:p text:style-name="P5"/>
      <text:list xml:id="list233230389088806" text:continue-numbering="true" text:style-name="L1">
        <text:list-item>
          <text:p text:style-name="P79"><text:span text:style-name="T14">Sets</text:span><text:span text:style-name="T4"> </text:span></text:p>
          <text:list>
            <text:list-item>
              <text:p text:style-name="P69">doesnt have duplicate elements and a perticular order</text:p>
            </text:list-item>
            <text:list-item>
              <text:p text:style-name="P80"><text:span text:style-name="T4">var = </text:span><text:span text:style-name="T7">Set([</text:span><text:span text:style-name="T4">content</text:span><text:span text:style-name="T7">])</text:span></text:p>
            </text:list-item>
            <text:list-item>
              <text:p text:style-name="P80"><text:span text:style-name="T7">in(</text:span><text:span text:style-name="T4">element, var</text:span><text:span text:style-name="T7">)</text:span><text:span text:style-name="T4"> – return true or false wrt the element present in the set. </text:span></text:p>
              <text:list>
                <text:list-item>
                  <text:p text:style-name="P70">If the element is a string, then put it in a double quotation.</text:p>
                </text:list-item>
              </text:list>
            </text:list-item>
            <text:list-item>
              <text:p text:style-name="P80"><text:span text:style-name="T7">union</text:span><text:span text:style-name="T4">(set1, set2)</text:span></text:p>
            </text:list-item>
            <text:list-item>
              <text:p text:style-name="P80"><text:span text:style-name="T10">intersect</text:span><text:span text:style-name="T4">(set1, set2)</text:span></text:p>
            </text:list-item>
            <text:list-item>
              <text:p text:style-name="P80"><text:span text:style-name="T7">setdiff</text:span><text:span text:style-name="T4">(set1,set2) – set of the item which are present in set1 and not in set2.</text:span></text:p>
            </text:list-item>
            <text:list-item>
              <text:p text:style-name="P81"><text:span text:style-name="T7">push!</text:span><text:span text:style-name="T4">(var, element) – to add a new element to a set.</text:span></text:p>
            </text:list-item>
          </text:list>
        </text:list-item>
      </text:list>
      <text:p text:style-name="P6"/>
      <text:list xml:id="list233231630880228" text:continue-numbering="true" text:style-name="L1">
        <text:list-item>
          <text:p text:style-name="P13">Date and Time</text:p>
          <text:list>
            <text:list-item>
              <text:list>
                <text:list-item>
                  <text:p text:style-name="P27">Date.Time, Dates.Date, Dates.Datetime</text:p>
                </text:list-item>
                <text:list-item>
                  <text:p text:style-name="P41">using Dates</text:p>
                  <text:list>
                    <text:list-item>
                      <text:p text:style-name="P27"><text:span text:style-name="T1">now()</text:span> - a string of complete date and time of that instant.</text:p>
                      <text:list>
                        <text:list-item>
                          <text:p text:style-name="P27">now(UTC) – to specify the time zone</text:p>
                        </text:list-item>
                      </text:list>
                    </text:list-item>
                    <text:list-item>
                      <text:p text:style-name="P27"><text:span text:style-name="T1">today()</text:span> - date of today <text:s/></text:p>
                    </text:list-item>
                    <text:list-item>
                      <text:p text:style-name="P27">var = <text:span text:style-name="T1">Date</text:span>(year,month,day)</text:p>
                      <text:list>
                        <text:list-item>
                          <text:p text:style-name="P27"><text:span text:style-name="T1">year</text:span>(var), <text:span text:style-name="T1">month</text:span>(var) , <text:span text:style-name="T1">day</text:span>(var)</text:p>
                        </text:list-item>
                        <text:list-item>
                          <text:p text:style-name="P27"><text:span text:style-name="T1">dayofweek</text:span>(var) – return number sunday starts from zero</text:p>
                        </text:list-item>
                        <text:list-item>
                          <text:p text:style-name="P27"><text:span text:style-name="T1">dayname</text:span>(var) </text:p>
                        </text:list-item>
                        <text:list-item>
                          <text:p text:style-name="P28"><text:span text:style-name="T1">daysinmonth</text:span>(var)</text:p>
                        </text:list-item>
                      </text:list>
                    </text:list-item>
                    <text:list-item>
                      <text:p text:style-name="P27">var = <text:span text:style-name="T1">DateTime</text:span>(year, month, day, hour, min,sec)</text:p>
                      <text:list>
                        <text:list-item>
                          <text:p text:style-name="P27"><text:span text:style-name="T1">hour</text:span>(var), <text:span text:style-name="T1">minute</text:span>(var), <text:span text:style-name="T1">second</text:span>(var)</text:p>
                        </text:list-item>
                      </text:list>
                    </text:list-item>
                  </text:list>
                </text:list-item>
                <text:list-item>
                  <text:p text:style-name="P28">if the dates are in same format, then we can do mathematical operations</text:p>
                  <text:list>
                    <text:list-item>
                      <text:p text:style-name="P28">today() - var – returns the no of days inbetween</text:p>
                    </text:list-item>
                    <text:list-item>
                      <text:p text:style-name="P28">today() + <text:span text:style-name="T1">Month</text:span>(5) – to add 5 months to todays date.</text:p>
                    </text:list-item>
                  </text:list>
                </text:list-item>
                <text:list-item>
                  <text:p text:style-name="P28">var_dateformat = DateFormat(“dd-mm-yyyy”)</text:p>
                  <text:list>
                    <text:list-item>
                      <text:p text:style-name="P28"><text:span text:style-name="T1">Dates.format</text:span>(var, var_dateformat) – to change into specific format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33230716515256" text:continue-numbering="true" text:style-name="L1">
        <text:list-item>
          <text:p text:style-name="P14">Conditional Statements</text:p>
          <text:list>
            <text:list-item>
              <text:p text:style-name="P28"><text:span text:style-name="T1">condition</text:span> <text:span text:style-name="T1">?</text:span> “yes part” <text:span text:style-name="T1">:</text:span> “no part”</text:p>
              <text:list>
                <text:list-header>
                  <text:p text:style-name="P28">a = 10</text:p>
                  <text:p text:style-name="P28">a &gt; 10 ? println(“yes”) : println(“no”)</text:p>
                </text:list-header>
                <text:list-item>
                  <text:p text:style-name="P29">to return true or false, we only need the condition.</text:p>
                </text:list-item>
              </text:list>
            </text:list-item>
            <text:list-item>
              <text:p text:style-name="P29"><text:span text:style-name="T1">||</text:span> - or , <text:span text:style-name="T1">&amp;&amp;</text:span> - and</text:p>
            </text:list-item>
            <text:list-item>
              <text:p text:style-name="P82">if condition </text:p>
              <text:list>
                <text:list-item>
                  <text:p text:style-name="P30">same as that of python except</text:p>
                  <text:list>
                    <text:list-item>
                      <text:p text:style-name="P30">no need of collen : at the end</text:p>
                    </text:list-item>
                    <text:list-item>
                      <text:p text:style-name="P30">type <text:span text:style-name="T1">end</text:span> at the end </text:p>
                    </text:list-item>
                    <text:list-item>
                      <text:p text:style-name="P30">use <text:span text:style-name="T1">elseif</text:span>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Loops</text:p>
          <text:list>
            <text:list-item>
              <text:p text:style-name="P25">for loop is same as that of python, except </text:p>
              <text:list>
                <text:list-item>
                  <text:list>
                    <text:list-item>
                      <text:p text:style-name="P25">no need of collen : </text:p>
                    </text:list-item>
                    <text:list-item>
                      <text:p text:style-name="P25">type <text:span text:style-name="T1">end</text:span> at the last line</text:p>
                    </text:list-item>
                  </text:list>
                </text:list-item>
              </text:list>
            </text:list-item>
            <text:list-item>
              <text:p text:style-name="P31"><text:soft-page-break/>for i in a:b </text:p>
              <text:list>
                <text:list-header>
                  <text:p text:style-name="P31">do</text:p>
                </text:list-header>
                <text:list-item>
                  <text:p text:style-name="P31">here a:b is the range.</text:p>
                </text:list-item>
                <text:list-item>
                  <text:p text:style-name="P31"><text:span text:style-name="T1"><text:s/></text:span><text:s/>is used to give the i = value .</text:p>
                </text:list-item>
              </text:list>
            </text:list-item>
          </text:list>
          <text:p text:style-name="P30"/>
        </text:list-item>
        <text:list-item>
          <text:p text:style-name="P16">Function</text:p>
          <text:list>
            <text:list-item>
              <text:p text:style-name="P30">var(x) = x+x <text:tab/><text:tab/>- this type is used for simple single line fuction.</text:p>
            </text:list-item>
            <text:list-item>
              <text:p text:style-name="P30"><text:span text:style-name="T1">function</text:span> multiply(x,y)</text:p>
            </text:list-item>
          </text:list>
        </text:list-item>
      </text:list>
      <text:p text:style-name="P4"><text:tab/><text:tab/><text:span text:style-name="T1">return</text:span> x*y</text:p>
      <text:p text:style-name="P4"><text:tab/> <text:s text:c="5"/><text:span text:style-name="T1">end</text:span></text:p>
      <text:list xml:id="list233231100802403" text:continue-numbering="true" text:style-name="L1">
        <text:list-item>
          <text:list>
            <text:list-item>
              <text:p text:style-name="P30"/>
            </text:list-item>
          </text:list>
          <text:p text:style-name="P32"/>
        </text:list-item>
        <text:list-item>
          <text:p text:style-name="P17">CSV Files</text:p>
          <text:list>
            <text:list-item>
              <text:p text:style-name="P32">using CSV,DataFrames</text:p>
            </text:list-item>
            <text:list-item>
              <text:p text:style-name="P32">var = <text:span text:style-name="T1">CSV.read</text:span>(“filename.csv”, <text:span text:style-name="T1">normalizename</text:span>=true)</text:p>
              <text:list>
                <text:list-item>
                  <text:list>
                    <text:list-item>
                      <text:p text:style-name="P32">here normalizenames is used to convert names from julia format to name format, ie if a name is sepal.lenght, here dot is julia method, so it convert dot to a undersqure</text:p>
                    </text:list-item>
                  </text:list>
                </text:list-item>
              </text:list>
            </text:list-item>
            <text:list-item>
              <text:p text:style-name="P32"><text:span text:style-name="T1">names</text:span>(var) – to get all the column names</text:p>
            </text:list-item>
            <text:list-item>
              <text:p text:style-name="P32"><text:span text:style-name="T1">size</text:span>(var) – to get the no of col and row</text:p>
            </text:list-item>
            <text:list-item>
              <text:p text:style-name="P32"><text:span text:style-name="T1">head</text:span>(var, num) – will print that num of top rows. </text:p>
            </text:list-item>
            <text:list-item>
              <text:p text:style-name="P33"><text:span text:style-name="T1">describe</text:span>(var) – will generate a quick statitics report.</text:p>
            </text:list-item>
            <text:list-item>
              <text:p text:style-name="P33"><text:span text:style-name="T1">var.colName </text:span>– to access a perticular column and do some operations</text:p>
            </text:list-item>
            <text:list-item>
              <text:p text:style-name="P33">var[row, col] – for <text:span text:style-name="T1">slicing</text:span></text:p>
              <text:list>
                <text:list-item>
                  <text:p text:style-name="P33">var[:, 3] – means all the row values of 3<text:span text:style-name="T16">rd</text:span> column.</text:p>
                </text:list-item>
                <text:list-item>
                  <text:p text:style-name="P34">Var[:, [2,3]] – all the row of col 2 and 3.</text:p>
                </text:list-item>
                <text:list-item>
                  <text:p text:style-name="P34">var[1:5, :] - 1 to 5 rows of all the column, ie top 5 row values.</text:p>
                </text:list-item>
              </text:list>
            </text:list-item>
            <text:list-item>
              <text:p text:style-name="P33"/>
            </text:list-item>
          </text:list>
          <text:p text:style-name="P26"/>
        </text:list-item>
        <text:list-item>
          <text:p text:style-name="P18">Images</text:p>
          <text:list>
            <text:list-item>
              <text:p text:style-name="P26">using Images</text:p>
            </text:list-item>
            <text:list-item>
              <text:p text:style-name="P26">var = <text:span text:style-name="T1">load</text:span>(“filename.jpg”)</text:p>
            </text:list-item>
            <text:list-item>
              <text:p text:style-name="P35"><text:span text:style-name="T1">RGB</text:span>(0.2,0.5,0.6) – to get a perticular color – value btw zero and one</text:p>
            </text:list-item>
            <text:list-item>
              <text:p text:style-name="P35"><text:span text:style-name="T1">size</text:span>(var) = dimension, ie no of rows and col. </text:p>
            </text:list-item>
            <text:list-item>
              <text:p text:style-name="P35">var[row,col] or var[a:b, c:d] to <text:span text:style-name="T1">slice</text:span> or crop</text:p>
            </text:list-item>
            <text:list-item>
              <text:p text:style-name="P35">\div and press tab will convert the operation into division sign</text:p>
            </text:list-item>
            <text:list-item>
              <text:p text:style-name="P36"><text:span text:style-name="T1">concatenate</text:span> Images – [image1 image2]</text:p>
              <text:list>
                <text:list-item>
                  <text:p text:style-name="P36">reverse – [image1 reverse(image2, dims=1 or 2)]</text:p>
                </text:list-item>
              </text:list>
            </text:list-item>
            <text:list-item>
              <text:p text:style-name="P37">new_name = <text:span text:style-name="T1">copy</text:span>(name)</text:p>
            </text:list-item>
            <text:list-item>
              <text:p text:style-name="P38"/>
            </text:list-item>
          </text:list>
        </text:list-item>
        <text:list-item>
          <text:p text:style-name="P39"><text:span text:style-name="T1">PlutoUI</text:span> – used to create a slider</text:p>
          <text:list>
            <text:list-item>
              <text:p text:style-name="P40">var <text:span text:style-name="T1">Slider</text:span>(start:end, <text:span text:style-name="T1">show_value</text:span>=true) – we can use this var 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5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2:26:46.753995482</meta:creation-date>
    <dc:date>2020-11-18T23:32:29.506521930</dc:date>
    <meta:editing-duration>P1DT21H23M31S</meta:editing-duration>
    <meta:editing-cycles>46</meta:editing-cycles>
    <meta:generator>LibreOffice/6.4.6.2$Linux_X86_64 LibreOffice_project/40$Build-2</meta:generator>
    <meta:document-statistic meta:table-count="0" meta:image-count="0" meta:object-count="0" meta:page-count="4" meta:paragraph-count="167" meta:word-count="1321" meta:character-count="7272" meta:non-whitespace-character-count="6165"/>
  </office:meta>
</office:document-meta>
</file>